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1" text:anchor-type="paragraph" svg:width="8.992cm" draw:z-index="0"><draw:text-box fo:min-height="0.633cm"><text:p text:style-name="P4">Entraînement sur le pronom relatif</text:p></draw:text-box></draw:frame></text:p>
      <text:p text:style-name="P2"/>
      <text:p text:style-name="P2"/>
      <text:p text:style-name="P2"/>
      <text:p text:style-name="P3">(1) complétez le tableau suivant :</text:p>
      <text:p text:style-name="P3"><text:tab/><text:tab/><text:tab/></text:p>
      <text:p text:style-name="P2"/>
      <text:p text:style-name="P2"><text:tab/><text:tab/><text:span text:style-name="T1">M.<text:tab/><text:tab/>F.<text:tab/><text:tab/>N.<text:tab/><text:tab/><text:tab/></text:span></text:p>
      <text:p text:style-name="P3"/>
      <text:p text:style-name="P2"><text:span text:style-name="T1">N.</text:span><text:tab/><text:tab/>qui<text:tab/><text:tab/>__________<text:tab/>__________</text:p>
      <text:p text:style-name="P2"><text:span text:style-name="T1">Acc.</text:span><text:tab/><text:tab/>quem<text:tab/><text:tab/>quam<text:tab/><text:tab/>__________</text:p>
      <text:p text:style-name="P2"><text:span text:style-name="T1">G.</text:span><text:tab/><text:tab/>__________<text:tab/>cuius<text:tab/><text:tab/>cuius<text:tab/><text:tab/><text:tab/></text:p>
      <text:p text:style-name="P2"><text:span text:style-name="T1">D.</text:span><text:tab/><text:tab/>cui<text:tab/><text:tab/>cui<text:tab/><text:tab/>cui<text:tab/><text:tab/><text:tab/></text:p>
      <text:p text:style-name="P2"><text:span text:style-name="T1">Ab.</text:span><text:tab/><text:tab/>quo<text:tab/><text:tab/>__________<text:tab/>quo<text:tab/><text:tab/><text:tab/></text:p>
      <text:p text:style-name="P2"/>
      <text:p text:style-name="P2"><text:span text:style-name="T1">N.</text:span><text:tab/><text:tab/>qui<text:tab/><text:tab/>__________<text:tab/>__________<text:tab/><text:tab/></text:p>
      <text:p text:style-name="P2"><text:span text:style-name="T1">Acc.</text:span><text:tab/><text:tab/>__________<text:tab/>quas<text:tab/><text:tab/>__________<text:tab/><text:tab/></text:p>
      <text:p text:style-name="P2"><text:span text:style-name="T1">G.</text:span><text:tab/><text:tab/>quorum<text:tab/>__________<text:tab/>quorum<text:tab/><text:tab/></text:p>
      <text:p text:style-name="P2"><text:span text:style-name="T1">D.</text:span><text:tab/><text:tab/>quibus<text:tab/><text:tab/>quibus<text:tab/><text:tab/>quibus<text:tab/><text:tab/><text:tab/></text:p>
      <text:p text:style-name="P2"><text:span text:style-name="T1">Ab.</text:span><text:tab/><text:tab/>quibus<text:tab/><text:tab/>quibus<text:tab/><text:tab/>quibus<text:tab/></text:p>
      <text:p text:style-name="P2"/>
      <text:p text:style-name="P3">(2) Dans les phrases suivantes, où se trouve la proposition subordonnée relative ? Le pronom relatif ? L'antécédent du pronom relatif ?</text:p>
      <text:p text:style-name="P3"/>
      <text:p text:style-name="P5"><text:tab/>Il s'agit d'une époque à laquelle les gens pensent rarement.</text:p>
      <text:p text:style-name="P5"/>
      <text:p text:style-name="P5"><text:tab/></text:p>
      <text:p text:style-name="P5"><text:tab/>Les personnes auxquelles je songeais sont mortes depuis longtemps.</text:p>
      <text:p text:style-name="P5"/>
      <text:p text:style-name="P5"/>
      <text:p text:style-name="P5"/>
      <text:p text:style-name="P3">(3) Traduire la phrase suivante :</text:p>
      <text:p text:style-name="P5"/>
      <text:p text:style-name="P5"><text:tab/>Les livres que je lis me plaisent.</text:p>
      <text:p text:style-name="P5"/>
      <text:p text:style-name="P5"/>
      <text:p text:style-name="P5"><text:tab/>lego,is,ere,legi,lectum<text:tab/>: lire</text:p>
      <text:p text:style-name="P5"><text:tab/>liber, libri m.<text:tab/><text:tab/><text:tab/>: le livre</text:p>
      <text:p text:style-name="P5"><text:tab/>mihi<text:tab/><text:tab/><text:tab/><text:tab/>: à moi</text:p>
      <text:p text:style-name="P5"><text:tab/>placeo,es,placere,placitum<text:tab/>: plaire</text:p>
      <text:p text:style-name="P5"/>
      <text:p text:style-name="P3">(4) Traduire la phrase suivante :</text:p>
      <text:p text:style-name="P3"/>
      <text:p text:style-name="P5"><text:tab/>Les poètes auxquels plaisent ces roses sont célèbres.</text:p>
      <text:p text:style-name="P3"/>
      <text:p text:style-name="P3"/>
      <text:p text:style-name="P5"><text:tab/>clarus,a,um<text:tab/><text:tab/><text:tab/>: célèbre</text:p>
      <text:p text:style-name="P5"><text:tab/>poeta,ae m.<text:tab/><text:tab/><text:tab/>: le poète</text:p>
      <text:p text:style-name="P5"><text:tab/>rosa, ae f.<text:tab/><text:tab/><text:tab/>: la rose</text:p>
      <text:p text:style-name="P3"/>
      <text:p text:style-name="P3">(5) complétez les tableaux suivants :</text:p>
      <text:p text:style-name="P3"/>
      <text:p text:style-name="P3"><text:tab/><text:tab/><text:tab/><text:tab/>res, rei f.<text:tab/><text:tab/><text:tab/><text:tab/><text:tab/><text:tab/>ciuis, ciuis m.</text:p>
      <text:p text:style-name="P3"/>
      <text:p text:style-name="P3"><text:tab/><text:tab/>singulier<text:tab/><text:tab/><text:tab/>pluriel<text:tab/><text:tab/>singulier<text:tab/><text:tab/><text:tab/>pluriel</text:p>
      <text:p text:style-name="P3"/>
      <text:p text:style-name="P3">N.<text:tab/><text:tab/><text:span text:style-name="T2">res<text:tab/><text:tab/><text:tab/><text:tab/>res<text:tab/><text:tab/><text:tab/>ciuis<text:tab/><text:tab/><text:tab/><text:tab/>ciues</text:span></text:p>
      <text:p text:style-name="P3">V.<text:tab/><text:tab/><text:span text:style-name="T2">res<text:tab/><text:tab/><text:tab/><text:tab/>res<text:tab/><text:tab/><text:tab/>ciuis<text:tab/><text:tab/><text:tab/><text:tab/>ciues</text:span></text:p>
      <text:p text:style-name="P3">Acc.<text:tab/><text:tab/>_______<text:tab/><text:tab/><text:tab/><text:tab/><text:span text:style-name="T2">res<text:tab/><text:tab/><text:tab/>____________<text:tab/><text:tab/><text:tab/>ciues</text:span></text:p>
      <text:p text:style-name="P3">G.<text:tab/><text:tab/><text:span text:style-name="T2">rei<text:tab/><text:tab/><text:tab/><text:tab/>________<text:tab/><text:tab/>ciuis<text:tab/><text:tab/><text:tab/><text:tab/>________</text:span></text:p>
      <text:p text:style-name="P3">D.<text:tab/><text:tab/><text:span text:style-name="T2">rei<text:tab/><text:tab/><text:tab/><text:tab/>rebus<text:tab/><text:tab/><text:tab/>ciui<text:tab/><text:tab/><text:tab/><text:tab/>ciuibus</text:span></text:p>
      <text:p text:style-name="P3">Ab.<text:tab/><text:tab/>_______<text:tab/><text:tab/><text:tab/><text:tab/><text:span text:style-name="T2">rebus<text:tab/><text:tab/><text:tab/>____________<text:tab/><text:tab/><text:tab/>ciuib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3cm" fo:margin-bottom="2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d usum discipulorum | a | <text:file-name text:display="full">/home/xanne/Bureau/L4 pronom relatif (entraînement)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23:15:43</meta:creation-date>
    <meta:editing-duration>PT00H15M47S</meta:editing-duration>
    <meta:editing-cycles>52</meta:editing-cycles>
    <meta:generator>OpenOffice.org/3.0$Unix OpenOffice.org_project/300m15$Build-9379</meta:generator>
    <meta:initial-creator>xanne</meta:initial-creator>
    <dc:date>2010-01-28T21:20:39</dc:date>
    <dc:creator>xanne</dc:creator>
    <meta:printed-by>xanne</meta:printed-by>
    <meta:print-date>2010-01-28T21:20:47</meta:print-date>
    <meta:document-statistic meta:table-count="0" meta:image-count="0" meta:object-count="0" meta:page-count="1" meta:paragraph-count="39" meta:word-count="208" meta:character-count="1399"/>
  </office:meta>
</office:document-meta>
</file>